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28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0.55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19.51mm"/>
    </style:style>
    <style:style style:name="co8" style:family="table-column">
      <style:table-column-properties fo:break-before="auto" style:column-width="17.67mm"/>
    </style:style>
    <style:style style:name="co9" style:family="table-column">
      <style:table-column-properties fo:break-before="auto" style:column-width="21.78mm"/>
    </style:style>
    <style:style style:name="co10" style:family="table-column">
      <style:table-column-properties fo:break-before="auto" style:column-width="29.02mm"/>
    </style:style>
    <style:style style:name="co11" style:family="table-column">
      <style:table-column-properties fo:break-before="auto" style:column-width="22.2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4.5m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Zadanie">
      <style:table-properties table:display="true" style:writing-mode="lr-tb"/>
    </style:style>
    <style:style style:name="ta4" style:family="table" style:master-page-name="PageStyle_5f_w3">
      <style:table-properties table:display="true" style:writing-mode="lr-tb"/>
    </style:style>
    <style:style style:name="ta5" style:family="table" style:master-page-name="PageStyle_5f_kobiety">
      <style:table-properties table:display="true" style:writing-mode="lr-tb"/>
    </style:style>
    <style:style style:name="ta6" style:family="table" style:master-page-name="PageStyle_5f_Staż_20_pracy_20__3c__20_3_20_lat">
      <style:table-properties table:display="true" style:writing-mode="lr-tb"/>
    </style:style>
    <style:style style:name="ta7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use-window-font-color="true" style:text-position="0% 100%" style:font-name-complex="Arial CE" style:font-size-asian="12pt" style:font-size-complex="12pt" style:font-weight-asian="bold" style:font-weight-complex="bold" style:font-style-asian="normal" style:font-name="Arial CE"/>
    </style:style>
    <style:style style:name="T2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fo:color="#3333cc"/>
    </style:style>
    <style:style style:name="T3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ce5"/>
        <table:table-column table:style-name="co3" table:default-cell-style-name="ce5"/>
        <table:table-column table:style-name="co9" table:default-cell-style-name="ce5"/>
        <table:table-column table:style-name="co3" table:default-cell-style-name="ce5"/>
        <table:table-column table:style-name="co8" table:number-columns-repeated="245" table:default-cell-style-name="ce5"/>
        <table:table-column table:style-name="co8" table:number-columns-repeated="767" table:default-cell-style-name="Default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11" office:value-type="string" calcext:value-type="string">
            <text:p>Wydział</text:p>
          </table:table-cell>
          <table:table-cell table:number-columns-repeated="2" table:style-name="ce18" office:value-type="string" calcext:value-type="string">
            <text:p>Staż pracy</text:p>
          </table:table-cell>
          <table:table-cell table:style-name="ce11" office:value-type="string" calcext:value-type="string">
            <text:p>Płeć</text:p>
          </table:table-cell>
          <table:table-cell table:number-columns-repeated="3" table:style-name="ce15" office:value-type="string" calcext:value-type="string">
            <text:p>Zarobki </text:p>
          </table:table-cell>
          <table:table-cell table:style-name="ce11" office:value-type="string" calcext:value-type="string">
            <text:p>Płeć</text:p>
          </table:table-cell>
          <table:table-cell table:number-columns-repeated="100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office:value-type="string" calcext:value-type="string">
            <text:p>w4</text:p>
          </table:table-cell>
          <table:table-cell office:value-type="string" calcext:value-type="string">
            <text:p>&gt;10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&gt;=1000</text:p>
          </table:table-cell>
          <table:table-cell office:value-type="string" calcext:value-type="string">
            <text:p>&lt;=2000</text:p>
          </table:table-cell>
          <table:table-cell office:value-type="string" calcext:value-type="string">
            <text:p>&lt;=1000 </text:p>
          </table:table-cell>
          <table:table-cell office:value-type="string" calcext:value-type="string">
            <text:p>K</text:p>
          </table:table-cell>
          <table:table-cell table:number-columns-repeated="100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7"/>
          <table:table-cell office:value-type="string" calcext:value-type="string">
            <text:p>&gt;=4000</text:p>
          </table:table-cell>
          <table:table-cell table:number-columns-repeated="100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office:value-type="string" calcext:value-type="string">
            <text:p>Ilość:</text:p>
          </table:table-cell>
          <table:table-cell table:number-columns-repeated="10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office:value-type="string" calcext:value-type="string">
            <text:p>Suma:</text:p>
          </table:table-cell>
          <table:table-cell table:number-columns-repeated="101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office:value-type="string" calcext:value-type="string">
            <text:p>Średnia K:</text:p>
          </table:table-cell>
          <table:table-cell table:formula="of:=bd.średnia" office:value-type="string" office:string-value="" calcext:value-type="error">
            <text:p>#NAZWA?</text:p>
          </table:table-cell>
          <table:table-cell table:number-columns-repeated="10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office:value-type="string" calcext:value-type="string">
            <text:p>Średnia M:</text:p>
          </table:table-cell>
          <table:table-cell table:number-columns-repeated="101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6"/>
        </table:table-row>
        <table:table-row table:style-name="ro1" table:number-rows-repeated="104847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kusz7" table:style-name="ta2">
        <office:forms form:automatic-focus="false" form:apply-design-mode="false"/>
        <table:table-column table:style-name="co3" table:number-columns-repeated="7" table:default-cell-style-name="Default"/>
        <table:table-row table:style-name="ro1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1" table:number-rows-repeated="8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Zadanie" table:style-name="ta3">
        <table:table-column table:style-name="co10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4">
          <table:table-cell table:style-name="ce20" office:value-type="string" calcext:value-type="string">
            <text:p><text:span text:style-name="T1">1. W arkuszu </text:span><text:span text:style-name="T2">w3</text:span><text:span text:style-name="T3"> umieść tabelę wszystkich osób z wydziału w3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4">
          <table:table-cell table:style-name="ce20" office:value-type="string" calcext:value-type="string">
            <text:p><text:span text:style-name="T1">2. W arkuszu </text:span><text:span text:style-name="T2">kobiety</text:span><text:span text:style-name="T3"> umieść tabelę zawierającą dane wszystkich kobiet.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4">
          <table:table-cell table:style-name="ce20" office:value-type="string" calcext:value-type="string">
            <text:p><text:span text:style-name="T1">3. W arkuszu </text:span><text:span text:style-name="T2">staż pracy</text:span><text:span text:style-name="T3"> umieść dane wszystkich osób ze stażem pracy poniżej 3 lat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4">
          <table:table-cell table:style-name="ce20" office:value-type="string" calcext:value-type="string">
            <text:p><text:span text:style-name="T1">4. W arkuszu </text:span><text:span text:style-name="T2">w2 M w5 K</text:span><text:span text:style-name="T3">  umieść dane wszystkich mężczyzn z wydziału w2 i kobiet z wydziału w5</text:span></text:p>
          </table:table-cell>
          <table:table-cell table:style-name="ce22" table:number-columns-repeated="8"/>
          <table:table-cell table:number-columns-repeated="1015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21" office:value-type="string" calcext:value-type="string">
            <text:p>Zastosuj metodę kopiowania i wklejania </text:p>
          </table:table-cell>
          <table:table-cell table:style-name="ce21" table:number-columns-repeated="3"/>
          <table:table-cell table:number-columns-repeated="1020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w3" table:style-name="ta4"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1" table:number-rows-repeated="32">
          <table:table-cell table:number-columns-repeated="1024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obiety" table:style-name="ta5">
        <table:table-column table:style-name="co8" table:number-columns-repeated="5" table:default-cell-style-name="ce5"/>
        <table:table-column table:style-name="co11" table:default-cell-style-name="ce5"/>
        <table:table-column table:style-name="co8" table:number-columns-repeated="251" table:default-cell-style-name="ce5"/>
        <table:table-column table:style-name="co8" table:number-columns-repeated="767" table:default-cell-style-name="Default"/>
        <table:table-row table:style-name="ro1" table:number-rows-repeated="104">
          <table:table-cell table:number-columns-repeated="1024"/>
        </table:table-row>
        <table:table-row table:style-name="ro5" table:number-rows-repeated="10484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taż pracy &lt; 3 lat" table:style-name="ta6"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w2 M w5 K" table:style-name="ta7"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bazaP" table:base-cell-address="$'Baza danych'.$A$1" table:cell-range-address="$'Baza danych'.$A$4:.$G$103"/>
      </table:named-expressions>
      <table:database-ranges>
        <table:database-range table:name="__Anonymous_Sheet_DB__0" table:target-range-address="'Baza danych'.A4:'Baza danych'.G103">
          <table:filter table:target-range-address="Arkusz7.A1" table:condition-source-range-address="'Baza danych'.M4:'Baza danych'.N5">
            <table:filter-and>
              <table:filter-condition table:field-number="5" table:data-type="number" table:value="1000" table:operator="&gt;="/>
              <table:filter-condition table:field-number="5" table:data-type="number" table:value="2000" table:operator="&lt;="/>
            </table:filter-and>
          </table:filter>
        </table:database-range>
        <table:database-range table:name="__Anonymous_Sheet_DB__1" table:target-range-address="Arkusz7.A1:Arkusz7.G1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Kategoria_20_tabeli_20_przestawnej" style:display-name="Kategoria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Pole_20_tabeli_20_przestawnej" style:display-name="Pole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Tytuł_20_tabeli_20_przestawnej" style:display-name="Tytuł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Wartość_20_tabeli_20_przestawnej" style:display-name="Wartość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Wynik_20_tabeli_20_przestawnej" style:display-name="Wy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1:02:22.76231287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9-05-15T11:39:17.284081367</dc:date>
    <meta:editing-cycles>8</meta:editing-cycles>
    <meta:editing-duration>PT32M1S</meta:editing-duration>
    <meta:generator>LibreOffice/6.0.7.3$Linux_X86_64 LibreOffice_project/00m0$Build-3</meta:generator>
    <meta:document-statistic meta:table-count="7" meta:cell-count="811" meta:object-count="0"/>
  </office:meta>
</office:document-meta>
</file>